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9-2020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table:shapes>
          <draw:frame draw:z-index="0" draw:style-name="gr1" draw:text-style-name="P1" svg:width="154.82mm" svg:height="68.26mm" svg:x="221.19mm" svg:y="10.11mm">
            <draw:object draw:notify-on-update-of-ranges="'2018-2019'.A2:'2018-2019'.A35 '2018-2019'.Q1:'2018-2019'.Q1 '2018-2019'.Q2:'2018-2019'.Q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34] = [.A33] ; [.Q33] ; [.Q33] + [.P33] + IF ([.A33] = [.A32] ; [.P32]; 0))" office:value-type="float" office:value="1601" calcext:value-type="float">
            <text:p>1601</text:p>
          </table:table-cell>
          <table:table-cell office:value-type="float" office:value="1516" calcext:value-type="float">
            <text:p>1516</text:p>
          </table:table-cell>
          <table:table-cell table:number-columns-repeated="1002"/>
        </table:table-row>
        <table:table-row table:style-name="ro1">
          <table:table-cell office:value-type="date" office:date-value="2019-04-03" calcext:value-type="date">
            <text:p>03.04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 table:number-rows-repeated="2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table table:name="2019-2020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9-2020'.A2:'2019-2020'.A35 '2019-2020'.Q1:'2019-2020'.Q1 '2019-2020'.Q2:'2019-2020'.Q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609" calcext:value-type="float">
            <text:p>1609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3] = [.A2] ; [.Q2] ; [.Q2] + [.P2] + IF ([.A2] = [.A1] ; [.P1]; 0))" office:value-type="float" office:value="1609" calcext:value-type="float">
            <text:p>1609</text:p>
          </table:table-cell>
          <table:table-cell office:value-type="float" office:value="1633" calcext:value-type="float">
            <text:p>1633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table:style-name="ce55"/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4] = [.A3] ; [.Q3] ; [.Q3] + [.P3] + IF ([.A3] = [.A2] ; [.P2]; 0))" office:value-type="float" office:value="1612" calcext:value-type="float">
            <text:p>1612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5] = [.A4] ; [.Q4] ; [.Q4] + [.P4] + IF ([.A4] = [.A3] ; [.P3]; 0))" office:value-type="float" office:value="1612" calcext:value-type="float">
            <text:p>1612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6] = [.A5] ; [.Q5] ; [.Q5] + [.P5] + IF ([.A5] = [.A4] ; [.P4]; 0))" office:value-type="float" office:value="1593" calcext:value-type="float">
            <text:p>159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IF([.A7] = [.A6] ; [.Q6] ; [.Q6] + [.P6] + IF ([.A6] = [.A5] ; [.P5]; 0))" office:value-type="float" office:value="1593" calcext:value-type="float">
            <text:p>1593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8] = [.A7] ; [.Q7] ; [.Q7] + [.P7] + IF ([.A7] = [.A6] ; [.P6]; 0))"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9] = [.A8] ; [.Q8] ; [.Q8] + [.P8] + IF ([.A8] = [.A7] ; [.P7]; 0))" office:value-type="float" office:value="1597" calcext:value-type="float">
            <text:p>1597</text:p>
          </table:table-cell>
          <table:table-cell office:value-type="float" office:value="1608" calcext:value-type="float">
            <text:p>1608</text:p>
          </table:table-cell>
          <table:table-cell table:number-columns-repeated="1002"/>
        </table:table-row>
        <table:table-row table:style-name="ro1">
          <table:table-cell office:value-type="date" office:date-value="2019-09-24" calcext:value-type="date">
            <text:p>24.09.2019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/>
          <table:table-cell table:formula="of:=IF([.A10] = [.A9] ; [.Q9] ; [.Q9] + [.P9] + IF ([.A9] = [.A8] ; [.P8]; 0))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 table:number-rows-repeated="25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22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9-2020'.E2:'2019-2020'.E57 '2019-2020'.G2:'2019-2020'.G57 '2019-2020'.I2:'2019-2020'.I57 '2019-2020'.K2:'2019-2020'.K57 '2019-2020'.M2:'2019-2020'.M57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.00.0000</text:date>, <text:time style:data-style-name="N2" text:time-value="10:30:17.7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430</meta:editing-cycles>
    <meta:editing-duration>PT6H10M28S</meta:editing-duration>
    <dc:title>Saison Ekkart</dc:title>
    <dc:date>2019-09-24T10:34:38.202000000</dc:date>
    <meta:generator>LibreOffice/6.1.3.2$Windows_X86_64 LibreOffice_project/86daf60bf00efa86ad547e59e09d6bb77c699acb</meta:generator>
    <dc:creator>Ekkart Kleinod</dc:creator>
    <meta:document-statistic meta:table-count="4" meta:cell-count="20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8-2019'.A2:'2018-2019'.A35 '2018-2019'.Q1:'2018-2019'.Q35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8-2019'.A2:'2018-2019'.A35"/>
          </chart:axis>
          <chart:axis chart:dimension="y" chart:name="primary-y" chart:style-name="ch5"/>
          <chart:series chart:style-name="ch6" chart:values-cell-range-address="'2018-2019'.Q2:'2018-2019'.Q35" chart:label-cell-address="'2018-2019'.Q1:'2018-2019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5</svg:desc>
                </draw:g>
              </table:table-cell>
              <table:table-cell office:value-type="float" office:value="1610">
                <text:p>1610</text:p>
                <draw:g>
                  <svg:desc>'2018-2019'.Q2:'2018-2019'.Q35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609">
                <text:p>1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9-2020'.A2:'2019-2020'.A35 '2019-2020'.Q1:'2019-2020'.Q35" chart:data-source-has-labels="both" svg:x="0.309cm" svg:y="1.187cm" svg:width="14.865cm" svg:height="5.504cm">
          <chartooo:coordinate-region svg:x="2.294cm" svg:y="1.386cm" svg:width="12.88cm" svg:height="4.26cm"/>
          <chart:axis chart:dimension="x" chart:name="primary-x" chart:style-name="ch4" chartooo:axis-type="auto">
            <chartooo:date-scale/>
            <chart:categories table:cell-range-address="'2019-2020'.A2:'2019-2020'.A35"/>
          </chart:axis>
          <chart:axis chart:dimension="y" chart:name="primary-y" chart:style-name="ch5"/>
          <chart:series chart:style-name="ch6" chart:values-cell-range-address="'2019-2020'.Q2:'2019-2020'.Q35" chart:label-cell-address="'2019-2020'.Q1:'2019-2020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9-2020'.Q1:'2019-2020'.Q1</svg:desc>
                </draw:g>
              </table:table-cell>
            </table:table-row>
          </table:table-header-rows>
          <table:table-rows>
            <table:table-row>
              <table:table-cell office:value-type="float" office:value="43717">
                <text:p>43717</text:p>
                <draw:g>
                  <svg:desc>'2019-2020'.A2:'2019-2020'.A35</svg:desc>
                </draw:g>
              </table:table-cell>
              <table:table-cell office:value-type="float" office:value="1609">
                <text:p>1609</text:p>
                <draw:g>
                  <svg:desc>'2019-2020'.Q2:'2019-2020'.Q35</svg:desc>
                </draw:g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